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0.57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fo:font-size="14pt"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7" style:family="table-cell" style:parent-style-name="Default">
      <style:text-properties fo:color="#2a6099"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 style:data-style-name="N0">
      <style:table-cell-properties fo:background-color="#ffff00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3" style:family="table-cell" style:parent-style-name="Default">
      <style:text-properties fo:color="#6600cc" fo:font-weight="bold" style:font-weight-asian="bold" style:font-weight-complex="bold"/>
    </style:style>
    <style:style style:name="ce14" style:family="table-cell" style:parent-style-name="Default">
      <style:map style:condition="cell-content-is-between(50000,60000)" style:apply-style-name="red" style:base-cell-address="'7'.D4"/>
      <style:map style:condition="cell-content()&gt;60000" style:apply-style-name="redbg" style:base-cell-address="'7'.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AZIONE DI 2<text:span text:style-name="T1">º GRADO</text:span>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a=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x1=</text:p>
          </table:table-cell>
          <table:table-cell table:formula="of:=ROUND(IF([.E7]&gt;0;(-[.C3]+SQRT([.E7])))/2*[.C2] ;2)" office:value-type="float" office:value="-3.31" calcext:value-type="float">
            <text:p>-3,31</text:p>
          </table:table-cell>
          <table:table-cell/>
          <table:table-cell table:style-name="ce3" office:value-type="string" calcext:value-type="string">
            <text:p>discriminante</text:p>
          </table:table-cell>
        </table:table-row>
        <table:table-row table:style-name="ro2">
          <table:table-cell/>
          <table:table-cell office:value-type="string" calcext:value-type="string">
            <text:p>x2=</text:p>
          </table:table-cell>
          <table:table-cell table:style-name="ce2" table:formula="of:=ROUND(IF([.E7]&gt;0;(-[.C3]-SQRT([.E7])))/2*[.C2] ;2)" office:value-type="float" office:value="19.31" calcext:value-type="float">
            <text:p>19,31</text:p>
          </table:table-cell>
          <table:table-cell/>
          <table:table-cell table:style-name="ce2" table:formula="of:=SUM([.C3]^2;-4*[.C2]*[.C4])" office:value-type="float" office:value="128" calcext:value-type="float">
            <text:p>128</text:p>
          </table:table-cell>
        </table:table-row>
        <table:table-row table:style-name="ro2">
          <table:table-cell table:formula="of:=IF([.E7] &lt; 0;&quot;RADICI IMMAGINARIE&quot;;&quot;&quot;)">
            <text:p/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4"/>
        </table:table-row>
      </table:table>
      <table:table table:name="2" table:style-name="ta1">
        <table:table-column table:style-name="co1" table:default-cell-style-name="ce6"/>
        <table:table-column table:style-name="co1" table:default-cell-style-name="ce7"/>
        <table:table-column table:style-name="co1" table:number-columns-repeated="7" table:default-cell-style-name="Default"/>
        <table:table-column table:style-name="co1" table:visibility="collapse" table:default-cell-style-name="Default"/>
        <table:table-row table:style-name="ro2">
          <table:table-cell table:style-name="ce5" office:value-type="string" calcext:value-type="string" table:number-columns-spanned="5" table:number-rows-spanned="1">
            <text:p>NOTA VENDITA AGENTE FIORENZI</text:p>
          </table:table-cell>
          <table:covered-table-cell table:style-name="Default"/>
          <table:covered-table-cell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TOTALE</text:p>
          </table:table-cell>
          <table:table-cell table:number-columns-repeated="5"/>
        </table:table-row>
        <table:table-row table:style-name="ro2">
          <table:table-cell office:value-type="date" office:date-value="2010-12-02" calcext:value-type="date">
            <text:p>02/12/10</text:p>
          </table:table-cell>
          <table:table-cell office:value-type="string" calcext:value-type="string">
            <text:p>Pinza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table:formula="of:=[.C3]*[.D3]" office:value-type="float" office:value="34" calcext:value-type="float">
            <text:p>34</text:p>
          </table:table-cell>
          <table:table-cell table:number-columns-repeated="4"/>
          <table:table-cell table:formula="of:=IF([.B3]=&quot;Pinza&quot;;[.C3]*[.D3];0)" office:value-type="float" office:value="34" calcext:value-type="float">
            <text:p>34</text:p>
          </table:table-cell>
        </table:table-row>
        <table:table-row table:style-name="ro2">
          <table:table-cell office:value-type="date" office:date-value="2010-12-03" calcext:value-type="date">
            <text:p>03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C4]*[.D4]" office:value-type="float" office:value="50" calcext:value-type="float">
            <text:p>50</text:p>
          </table:table-cell>
          <table:table-cell table:number-columns-repeated="4"/>
          <table:table-cell table:formula="of:=IF([.B4]=&quot;Pinza&quot;;[.C4]*[.D4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4" calcext:value-type="date">
            <text:p>04/12/10</text:p>
          </table:table-cell>
          <table:table-cell office:value-type="string" calcext:value-type="string">
            <text:p>Chiave I25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table:formula="of:=[.C5]*[.D5]" office:value-type="float" office:value="21" calcext:value-type="float">
            <text:p>21</text:p>
          </table:table-cell>
          <table:table-cell/>
          <table:table-cell table:style-name="ce8" office:value-type="string" calcext:value-type="string">
            <text:p>Totale Pinze</text:p>
          </table:table-cell>
          <table:table-cell table:style-name="ce8" table:formula="of:=SUM([.J3:.J15])" office:value-type="float" office:value="85" calcext:value-type="float">
            <text:p>85</text:p>
          </table:table-cell>
          <table:table-cell/>
          <table:table-cell table:formula="of:=IF([.B5]=&quot;Pinza&quot;;[.C5]*[.D5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5" calcext:value-type="date">
            <text:p>05/12/10</text:p>
          </table:table-cell>
          <table:table-cell office:value-type="string" calcext:value-type="string">
            <text:p>Martell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6]*[.D6]" office:value-type="float" office:value="60" calcext:value-type="float">
            <text:p>60</text:p>
          </table:table-cell>
          <table:table-cell table:number-columns-repeated="4"/>
          <table:table-cell table:formula="of:=IF([.B6]=&quot;Pinza&quot;;[.C6]*[.D6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6" calcext:value-type="date">
            <text:p>06/12/10</text:p>
          </table:table-cell>
          <table:table-cell office:value-type="string" calcext:value-type="string">
            <text:p>Pinza</text:p>
          </table:table-cell>
          <table:table-cell office:value-type="float" office:value="8.5" calcext:value-type="float">
            <text:p>8,5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25.5" calcext:value-type="float">
            <text:p>25,5</text:p>
          </table:table-cell>
          <table:table-cell/>
          <table:table-cell table:style-name="ce8" office:value-type="string" calcext:value-type="string">
            <text:p>Ordini Pinze</text:p>
          </table:table-cell>
          <table:table-cell table:style-name="ce8" table:formula="of:=COUNTIF([.B3:.B15];&quot;Pinza&quot;)" office:value-type="float" office:value="3" calcext:value-type="float">
            <text:p>3</text:p>
          </table:table-cell>
          <table:table-cell/>
          <table:table-cell table:formula="of:=IF([.B7]=&quot;Pinza&quot;;[.C7]*[.D7];0)" office:value-type="float" office:value="25.5" calcext:value-type="float">
            <text:p>25,5</text:p>
          </table:table-cell>
        </table:table-row>
        <table:table-row table:style-name="ro2">
          <table:table-cell office:value-type="date" office:date-value="2010-12-07" calcext:value-type="date">
            <text:p>07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8]*[.D8]" office:value-type="float" office:value="20" calcext:value-type="float">
            <text:p>20</text:p>
          </table:table-cell>
          <table:table-cell table:number-columns-repeated="4"/>
          <table:table-cell table:formula="of:=IF([.B8]=&quot;Pinza&quot;;[.C8]*[.D8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8" calcext:value-type="date">
            <text:p>08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9]*[.D9]" office:value-type="float" office:value="30" calcext:value-type="float">
            <text:p>30</text:p>
          </table:table-cell>
          <table:table-cell table:number-columns-repeated="4"/>
          <table:table-cell table:formula="of:=IF([.B9]=&quot;Pinza&quot;;[.C9]*[.D9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9" calcext:value-type="date">
            <text:p>09/12/10</text:p>
          </table:table-cell>
          <table:table-cell office:value-type="string" calcext:value-type="string">
            <text:p>Chiave E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4.5" calcext:value-type="float">
            <text:p>4,5</text:p>
          </table:table-cell>
          <table:table-cell table:number-columns-repeated="4"/>
          <table:table-cell table:formula="of:=IF([.B10]=&quot;Pinza&quot;;[.C10]*[.D10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10" calcext:value-type="date">
            <text:p>10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1]*[.D11]" office:value-type="float" office:value="15" calcext:value-type="float">
            <text:p>15</text:p>
          </table:table-cell>
          <table:table-cell table:number-columns-repeated="4"/>
          <table:table-cell table:formula="of:=IF([.B11]=&quot;Pinza&quot;;[.C11]*[.D11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11" calcext:value-type="date">
            <text:p>11/12/10</text:p>
          </table:table-cell>
          <table:table-cell office:value-type="string" calcext:value-type="string">
            <text:p>ClaceStruzzo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C12]*[.D12]" office:value-type="float" office:value="160" calcext:value-type="float">
            <text:p>160</text:p>
          </table:table-cell>
          <table:table-cell table:number-columns-repeated="4"/>
          <table:table-cell table:formula="of:=IF([.B12]=&quot;Pinza&quot;;[.C12]*[.D12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12" calcext:value-type="date">
            <text:p>12/12/10</text:p>
          </table:table-cell>
          <table:table-cell office:value-type="string" calcext:value-type="string">
            <text:p>Pinza</text:p>
          </table:table-cell>
          <table:table-cell office:value-type="float" office:value="8.5" calcext:value-type="float">
            <text:p>8,5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25.5" calcext:value-type="float">
            <text:p>25,5</text:p>
          </table:table-cell>
          <table:table-cell table:number-columns-repeated="4"/>
          <table:table-cell table:formula="of:=IF([.B13]=&quot;Pinza&quot;;[.C13]*[.D13];0)" office:value-type="float" office:value="25.5" calcext:value-type="float">
            <text:p>25,5</text:p>
          </table:table-cell>
        </table:table-row>
        <table:table-row table:style-name="ro2">
          <table:table-cell office:value-type="date" office:date-value="2010-12-13" calcext:value-type="date">
            <text:p>13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14]*[.D14]" office:value-type="float" office:value="30" calcext:value-type="float">
            <text:p>30</text:p>
          </table:table-cell>
          <table:table-cell table:number-columns-repeated="4"/>
          <table:table-cell table:formula="of:=IF([.B14]=&quot;Pinza&quot;;[.C14]*[.D14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14" calcext:value-type="date">
            <text:p>14/12/10</text:p>
          </table:table-cell>
          <table:table-cell office:value-type="string" calcext:value-type="string">
            <text:p>Lima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table:formula="of:=[.C15]*[.D15]" office:value-type="float" office:value="13" calcext:value-type="float">
            <text:p>13</text:p>
          </table:table-cell>
          <table:table-cell table:number-columns-repeated="4"/>
          <table:table-cell table:formula="of:=IF([.B15]=&quot;Pinza&quot;;[.C15]*[.D15];0)" office:value-type="float" office:value="0" calcext:value-type="float">
            <text:p>0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TOTALE</text:p>
          </table:table-cell>
          <table:table-cell table:formula="of:=SUM([.E3:.E15])" office:value-type="float" office:value="488.5" calcext:value-type="float">
            <text:p>488,5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8"/>
        </table:table-row>
      </table:table>
      <table:table table:name="3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ce11"/>
        <table:table-row table:style-name="ro2">
          <table:table-cell table:style-name="ce9" office:value-type="string" calcext:value-type="string" table:number-columns-spanned="5" table:number-rows-spanned="1">
            <text:p>ESAMI DI STATISTICA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Nome</text:p>
          </table:table-cell>
          <table:table-cell table:style-name="ce6" office:value-type="date" office:date-value="2010-02-01" calcext:value-type="date">
            <text:p>01/02/10</text:p>
          </table:table-cell>
          <table:table-cell table:style-name="ce6" office:value-type="date" office:date-value="2010-03-01" calcext:value-type="date">
            <text:p>01/03/10</text:p>
          </table:table-cell>
          <table:table-cell office:value-type="string" calcext:value-type="string">
            <text:p>Media</text:p>
          </table:table-cell>
          <table:table-cell table:style-name="ce10" office:value-type="string" calcext:value-type="string">
            <text:p>Risultato</text:p>
          </table:table-cell>
        </table:table-row>
        <table:table-row table:style-name="ro2">
          <table:table-cell office:value-type="string" calcext:value-type="string">
            <text:p>Guglielmo Dini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B3:.C3])" office:value-type="float" office:value="67.5" calcext:value-type="float">
            <text:p>67,5</text:p>
          </table:table-cell>
          <table:table-cell table:formula="of:=IF([.D3]&lt;60;ripete;IF(AND([.D3]&gt;=60;[.D3]&lt;=70);supera;IF([.D3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Franco Bianchi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formula="of:=AVERAGE([.B4:.C4])" office:value-type="float" office:value="56" calcext:value-type="float">
            <text:p>56</text:p>
          </table:table-cell>
          <table:table-cell table:formula="of:=IF([.D4]&lt;60;ripete;IF(AND([.D4]&gt;=60;[.D4]&lt;=70);supera;IF([.D4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Clara Verdi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formula="of:=AVERAGE([.B5:.C5])" office:value-type="float" office:value="86.5" calcext:value-type="float">
            <text:p>86,5</text:p>
          </table:table-cell>
          <table:table-cell table:formula="of:=IF([.D5]&lt;60;ripete;IF(AND([.D5]&gt;=60;[.D5]&lt;=70);supera;IF([.D5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Rosa Sanzani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formula="of:=AVERAGE([.B6:.C6])" office:value-type="float" office:value="69" calcext:value-type="float">
            <text:p>69</text:p>
          </table:table-cell>
          <table:table-cell table:formula="of:=IF([.D6]&lt;60;ripete;IF(AND([.D6]&gt;=60;[.D6]&lt;=70);supera;IF([.D6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Giorgio Menabo’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formula="of:=AVERAGE([.B7:.C7])" office:value-type="float" office:value="61" calcext:value-type="float">
            <text:p>61</text:p>
          </table:table-cell>
          <table:table-cell table:formula="of:=IF([.D7]&lt;60;ripete;IF(AND([.D7]&gt;=60;[.D7]&lt;=70);supera;IF([.D7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Vanna Rienzi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AVERAGE([.B8:.C8])" office:value-type="float" office:value="54" calcext:value-type="float">
            <text:p>54</text:p>
          </table:table-cell>
          <table:table-cell table:formula="of:=IF([.D8]&lt;60;ripete;IF(AND([.D8]&gt;=60;[.D8]&lt;=70);supera;IF([.D8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Massimo Besta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AVERAGE([.B9:.C9])" office:value-type="float" office:value="56" calcext:value-type="float">
            <text:p>56</text:p>
          </table:table-cell>
          <table:table-cell table:formula="of:=IF([.D9]&lt;60;ripete;IF(AND([.D9]&gt;=60;[.D9]&lt;=70);supera;IF([.D9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Franco Zeri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AVERAGE([.B10:.C10])" office:value-type="float" office:value="63" calcext:value-type="float">
            <text:p>63</text:p>
          </table:table-cell>
          <table:table-cell table:formula="of:=IF([.D10]&lt;60;ripete;IF(AND([.D10]&gt;=60;[.D10]&lt;=70);supera;IF([.D10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Giorgio Leandro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AVERAGE([.B11:.C11])" office:value-type="float" office:value="87.5" calcext:value-type="float">
            <text:p>87,5</text:p>
          </table:table-cell>
          <table:table-cell table:formula="of:=IF([.D11]&lt;60;ripete;IF(AND([.D11]&gt;=60;[.D11]&lt;=70);supera;IF([.D11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Alberto Tosi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formula="of:=AVERAGE([.B12:.C12])" office:value-type="float" office:value="68" calcext:value-type="float">
            <text:p>68</text:p>
          </table:table-cell>
          <table:table-cell table:formula="of:=IF([.D12]&lt;60;ripete;IF(AND([.D12]&gt;=60;[.D12]&lt;=70);supera;IF([.D12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Aldo Gerre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AVERAGE([.B13:.C13])" office:value-type="float" office:value="61" calcext:value-type="float">
            <text:p>61</text:p>
          </table:table-cell>
          <table:table-cell table:formula="of:=IF([.D13]&lt;60;ripete;IF(AND([.D13]&gt;=60;[.D13]&lt;=70);supera;IF([.D13]&gt;70;ottimo)))" office:value-type="string" office:string-value="" calcext:value-type="error">
            <text:p>#NOME?</text:p>
          </table:table-cell>
        </table:table-row>
        <table:table-row table:style-name="ro2">
          <table:table-cell office:value-type="string" calcext:value-type="string">
            <text:p>Adriana Botti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formula="of:=AVERAGE([.B14:.C14])" office:value-type="float" office:value="52" calcext:value-type="float">
            <text:p>52</text:p>
          </table:table-cell>
          <table:table-cell table:formula="of:=IF([.D14]&lt;60;ripete;IF(AND([.D14]&gt;=60;[.D14]&lt;=70);supera;IF([.D14]&gt;70;ottimo)))" office:value-type="string" office:string-value="" calcext:value-type="error">
            <text:p>#NOME?</text:p>
          </table:table-cell>
        </table:table-row>
      </table:table>
      <table:table table:name="4" table:style-name="ta1">
        <table:shapes>
          <draw:frame draw:z-index="0" draw:style-name="gr1" draw:text-style-name="P1" svg:width="159.99mm" svg:height="89.99mm" svg:x="91.04mm" svg:y="9.4mm">
            <loext:p draw:notify-on-update-of-ranges="'4'.B3:'4'.B12 '4'.C3:'4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table:style-name="ce5" office:value-type="string" calcext:value-type="string" table:number-columns-spanned="3" table:number-rows-spanned="1">
            <text:p>Vendite d’auto in Europa</text:p>
            <text:p>2010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ndice</text:p>
          </table:table-cell>
          <table:table-cell office:value-type="string" calcext:value-type="string">
            <text:p>Modello</text:p>
          </table:table-cell>
          <table:table-cell office:value-type="string" calcext:value-type="string">
            <text:p>Numer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olkswagen</text:p>
          </table:table-cell>
          <table:table-cell office:value-type="float" office:value="1541279" calcext:value-type="float">
            <text:p>154127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nault</text:p>
          </table:table-cell>
          <table:table-cell office:value-type="float" office:value="1147486" calcext:value-type="float">
            <text:p>11474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ord</text:p>
          </table:table-cell>
          <table:table-cell office:value-type="float" office:value="1109588" calcext:value-type="float">
            <text:p>11095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el</text:p>
          </table:table-cell>
          <table:table-cell office:value-type="float" office:value="1006832" calcext:value-type="float">
            <text:p>10068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ugeot</text:p>
          </table:table-cell>
          <table:table-cell office:value-type="float" office:value="1005916" calcext:value-type="float">
            <text:p>10059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itroen</text:p>
          </table:table-cell>
          <table:table-cell office:value-type="float" office:value="838147" calcext:value-type="float">
            <text:p>83814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iat</text:p>
          </table:table-cell>
          <table:table-cell office:value-type="float" office:value="825376" calcext:value-type="float">
            <text:p>8253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udi</text:p>
          </table:table-cell>
          <table:table-cell office:value-type="float" office:value="623536" calcext:value-type="float">
            <text:p>62353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MW</text:p>
          </table:table-cell>
          <table:table-cell office:value-type="float" office:value="609196" calcext:value-type="float">
            <text:p>6091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ercedes</text:p>
          </table:table-cell>
          <table:table-cell office:value-type="float" office:value="586146" calcext:value-type="float">
            <text:p>586146</text:p>
          </table:table-cell>
        </table:table-row>
      </table:table>
      <table:table table:name="5" table:style-name="ta1">
        <table:shapes>
          <draw:frame draw:z-index="0" draw:style-name="gr1" draw:text-style-name="P1" svg:width="159.97mm" svg:height="90.04mm" svg:x="83.43mm" svg:y="9.83mm">
            <loext:p draw:notify-on-update-of-ranges="'5'.A4:'5'.A16 '5'.B4:'5'.B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Reddito</text:p>
            <text:p>Familiare</text:p>
          </table:table-cell>
          <table:table-cell office:value-type="string" calcext:value-type="string">
            <text:p>Consumi</text:p>
            <text:p>Alimentari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6" table:style-name="ta1">
        <table:shapes>
          <draw:frame draw:z-index="0" draw:style-name="gr1" draw:text-style-name="P1" svg:width="159.99mm" svg:height="89.99mm" svg:x="61.03mm" svg:y="10.03mm">
            <loext:p draw:notify-on-update-of-ranges="'6'.A4:'6'.A17 '6'.B4:'6'.B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Funzione</text:p>
          </table:table-cell>
          <table:table-cell/>
        </table:table-row>
        <table:table-row table:style-name="ro2">
          <table:table-cell office:value-type="string" calcext:value-type="string">
            <text:p>Y = 0,66 *x – 1,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0.66*[.A5]-1.1" office:value-type="float" office:value="35.2" calcext:value-type="float">
            <text:p>35,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0.66*[.A6]-1.1" office:value-type="float" office:value="26.62" calcext:value-type="float">
            <text:p>26,6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0.66*[.A7]-1.1" office:value-type="float" office:value="27.28" calcext:value-type="float">
            <text:p>27,2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0.66*[.A8]-1.1" office:value-type="float" office:value="8.8" calcext:value-type="float">
            <text:p>8,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0.66*[.A9]-1.1" office:value-type="float" office:value="20.02" calcext:value-type="float">
            <text:p>20,0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0.66*[.A10]-1.1" office:value-type="float" office:value="30.58" calcext:value-type="float">
            <text:p>30,5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0.66*[.A11]-1.1" office:value-type="float" office:value="31.9" calcext:value-type="float">
            <text:p>31,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0.66*[.A12]-1.1" office:value-type="float" office:value="35.2" calcext:value-type="float">
            <text:p>35,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0.66*[.A13]-1.1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0.66*[.A14]-1.1" office:value-type="float" office:value="23.98" calcext:value-type="float">
            <text:p>23,9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0.66*[.A15]-1.1" office:value-type="float" office:value="27.94" calcext:value-type="float">
            <text:p>27,9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0.66*[.A16]-1.1" office:value-type="float" office:value="41.8" calcext:value-type="float">
            <text:p>41,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0.66*[.A17]-1.1" office:value-type="float" office:value="12.1" calcext:value-type="float">
            <text:p>12,1</text:p>
          </table:table-cell>
        </table:table-row>
      </table:table>
      <table:table table:name="7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14"/>
        <table:table-row table:style-name="ro2">
          <table:table-cell table:style-name="ce12" office:value-type="string" calcext:value-type="string" table:number-columns-spanned="4" table:number-rows-spanned="1">
            <text:p>VIANELLO S.p.A. - Grandi Clienti</text:p>
          </table:table-cell>
          <table:covered-table-cell table:number-columns-repeated="2"/>
          <table:covered-table-cell table:style-name="Default"/>
        </table:table-row>
        <table:table-row table:style-name="ro4">
          <table:table-cell table:style-name="ce13" office:value-type="string" calcext:value-type="string">
            <text:p>Nominativo cliente</text:p>
          </table:table-cell>
          <table:table-cell table:style-name="ce13" office:value-type="string" calcext:value-type="string">
            <text:p>Acquisti 1°</text:p>
            <text:p>semestre</text:p>
          </table:table-cell>
          <table:table-cell table:style-name="ce13" office:value-type="string" calcext:value-type="string">
            <text:p>Acquisti 2°</text:p>
            <text:p>Semestre</text:p>
          </table:table-cell>
          <table:table-cell table:style-name="ce13" office:value-type="string" calcext:value-type="string">
            <text:p>Totale annuo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DI RENZO ANNA</text:p>
          </table:table-cell>
          <table:table-cell office:value-type="float" office:value="23600" calcext:value-type="float">
            <text:p>23600</text:p>
          </table:table-cell>
          <table:table-cell office:value-type="float" office:value="17000" calcext:value-type="float">
            <text:p>17000</text:p>
          </table:table-cell>
          <table:table-cell table:formula="of:=[.B4]+[.C4]" office:value-type="float" office:value="40600" calcext:value-type="float">
            <text:p>40600</text:p>
          </table:table-cell>
        </table:table-row>
        <table:table-row table:style-name="ro2">
          <table:table-cell office:value-type="string" calcext:value-type="string">
            <text:p>HOBBY &amp; WORKS</text:p>
          </table:table-cell>
          <table:table-cell office:value-type="float" office:value="34200" calcext:value-type="float">
            <text:p>34200</text:p>
          </table:table-cell>
          <table:table-cell office:value-type="float" office:value="23400" calcext:value-type="float">
            <text:p>23400</text:p>
          </table:table-cell>
          <table:table-cell table:formula="of:=[.B5]+[.C5]" office:value-type="float" office:value="57600" calcext:value-type="float">
            <text:p>57600</text:p>
          </table:table-cell>
        </table:table-row>
        <table:table-row table:style-name="ro2">
          <table:table-cell office:value-type="string" calcext:value-type="string">
            <text:p>MAZZARELLA IVAN</text:p>
          </table:table-cell>
          <table:table-cell office:value-type="float" office:value="25780" calcext:value-type="float">
            <text:p>25780</text:p>
          </table:table-cell>
          <table:table-cell office:value-type="float" office:value="30600" calcext:value-type="float">
            <text:p>30600</text:p>
          </table:table-cell>
          <table:table-cell table:formula="of:=[.B6]+[.C6]" office:value-type="float" office:value="56380" calcext:value-type="float">
            <text:p>56380</text:p>
          </table:table-cell>
        </table:table-row>
        <table:table-row table:style-name="ro2">
          <table:table-cell office:value-type="string" calcext:value-type="string">
            <text:p>GROUND FLOOR</text:p>
          </table:table-cell>
          <table:table-cell office:value-type="float" office:value="10870" calcext:value-type="float">
            <text:p>10870</text:p>
          </table:table-cell>
          <table:table-cell office:value-type="float" office:value="98450" calcext:value-type="float">
            <text:p>98450</text:p>
          </table:table-cell>
          <table:table-cell table:formula="of:=[.B7]+[.C7]" office:value-type="float" office:value="109320" calcext:value-type="float">
            <text:p>109320</text:p>
          </table:table-cell>
        </table:table-row>
        <table:table-row table:style-name="ro2">
          <table:table-cell office:value-type="string" calcext:value-type="string">
            <text:p>VON HUTT</text:p>
          </table:table-cell>
          <table:table-cell office:value-type="float" office:value="30670" calcext:value-type="float">
            <text:p>30670</text:p>
          </table:table-cell>
          <table:table-cell office:value-type="float" office:value="29650" calcext:value-type="float">
            <text:p>29650</text:p>
          </table:table-cell>
          <table:table-cell table:formula="of:=[.B8]+[.C8]" office:value-type="float" office:value="60320" calcext:value-type="float">
            <text:p>60320</text:p>
          </table:table-cell>
        </table:table-row>
        <table:table-row table:style-name="ro2">
          <table:table-cell office:value-type="string" calcext:value-type="string">
            <text:p>VRANGER</text:p>
          </table:table-cell>
          <table:table-cell office:value-type="float" office:value="20680" calcext:value-type="float">
            <text:p>20680</text:p>
          </table:table-cell>
          <table:table-cell office:value-type="float" office:value="22550" calcext:value-type="float">
            <text:p>22550</text:p>
          </table:table-cell>
          <table:table-cell table:formula="of:=[.B9]+[.C9]" office:value-type="float" office:value="43230" calcext:value-type="float">
            <text:p>43230</text:p>
          </table:table-cell>
        </table:table-row>
        <table:table-row table:style-name="ro2">
          <table:table-cell office:value-type="string" calcext:value-type="string">
            <text:p>MINOTTI S.r.l.</text:p>
          </table:table-cell>
          <table:table-cell office:value-type="float" office:value="36990" calcext:value-type="float">
            <text:p>36990</text:p>
          </table:table-cell>
          <table:table-cell office:value-type="float" office:value="40200" calcext:value-type="float">
            <text:p>40200</text:p>
          </table:table-cell>
          <table:table-cell table:formula="of:=[.B10]+[.C10]" office:value-type="float" office:value="77190" calcext:value-type="float">
            <text:p>77190</text:p>
          </table:table-cell>
        </table:table-row>
        <calcext:conditional-formats>
          <calcext:conditional-format calcext:target-range-address="'7'.D4:'7'.D10">
            <calcext:condition calcext:apply-style-name="red" calcext:value="between(50000,60000)" calcext:base-cell-address="'7'.D4"/>
            <calcext:condition calcext:apply-style-name="redbg" calcext:value="&gt;60000" calcext:base-cell-address="'7'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3333" fo:font-weight="bold"/>
    </style:style>
    <style:style style:name="redbg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09:15:08.7614617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08:57:55.748581742</meta:creation-date>
    <dc:date>2019-09-26T09:18:39.319533882</dc:date>
    <meta:editing-duration>PT31M35S</meta:editing-duration>
    <meta:editing-cycles>14</meta:editing-cycles>
    <meta:generator>LibreOffice/5.1.6.2$Linux_X86_64 LibreOffice_project/10m0$Build-2</meta:generator>
    <meta:document-statistic meta:table-count="7" meta:cell-count="2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color="#ff0000"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AUTO: I MODELLI PIU' VENDUTI</text:p>
        </chart:title>
        <chart:subtitle svg:x="4.12cm" svg:y="1.275cm" chart:style-name="ch3">
          <text:p>Numero auto vendute in Europa - anno 2010
(prime 10 marche)</text:p>
        </chart:subtitle>
        <chart:plot-area chart:style-name="ch4" table:cell-range-address="'4'.B3:'4'.C12" chart:data-source-has-labels="column" svg:x="0.32cm" svg:y="2.588cm" svg:width="15.36cm" svg:height="6.232cm">
          <chartooo:coordinate-region svg:x="2.397cm" svg:y="2.588cm" svg:width="13.283cm" svg:height="6.232cm"/>
          <chart:axis chart:dimension="x" chart:name="primary-x" chart:style-name="ch5" chartooo:axis-type="auto">
            <chartooo:date-scale/>
            <chart:categories table:cell-range-address="'4'.B3:'4'.B12"/>
          </chart:axis>
          <chart:axis chart:dimension="y" chart:name="primary-y" chart:style-name="ch6"/>
          <chart:series chart:style-name="ch7" chart:values-cell-range-address="'4'.C3:'4'.C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Volkswagen</text:p>
                <draw:g>
                  <svg:desc>'4'.B3:'4'.B12</svg:desc>
                </draw:g>
              </table:table-cell>
              <table:table-cell office:value-type="float" office:value="1541279">
                <text:p>1541279</text:p>
                <draw:g>
                  <svg:desc>'4'.C3:'4'.C12</svg:desc>
                </draw:g>
              </table:table-cell>
            </table:table-row>
            <table:table-row>
              <table:table-cell office:value-type="string">
                <text:p>Renault</text:p>
              </table:table-cell>
              <table:table-cell office:value-type="float" office:value="1147486">
                <text:p>1147486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1109588">
                <text:p>1109588</text:p>
              </table:table-cell>
            </table:table-row>
            <table:table-row>
              <table:table-cell office:value-type="string">
                <text:p>Opel</text:p>
              </table:table-cell>
              <table:table-cell office:value-type="float" office:value="1006832">
                <text:p>1006832</text:p>
              </table:table-cell>
            </table:table-row>
            <table:table-row>
              <table:table-cell office:value-type="string">
                <text:p>Peugeot</text:p>
              </table:table-cell>
              <table:table-cell office:value-type="float" office:value="1005916">
                <text:p>1005916</text:p>
              </table:table-cell>
            </table:table-row>
            <table:table-row>
              <table:table-cell office:value-type="string">
                <text:p>Citroen</text:p>
              </table:table-cell>
              <table:table-cell office:value-type="float" office:value="838147">
                <text:p>838147</text:p>
              </table:table-cell>
            </table:table-row>
            <table:table-row>
              <table:table-cell office:value-type="string">
                <text:p>Fiat</text:p>
              </table:table-cell>
              <table:table-cell office:value-type="float" office:value="825376">
                <text:p>825376</text:p>
              </table:table-cell>
            </table:table-row>
            <table:table-row>
              <table:table-cell office:value-type="string">
                <text:p>Audi</text:p>
              </table:table-cell>
              <table:table-cell office:value-type="float" office:value="623536">
                <text:p>623536</text:p>
              </table:table-cell>
            </table:table-row>
            <table:table-row>
              <table:table-cell office:value-type="string">
                <text:p>BMW</text:p>
              </table:table-cell>
              <table:table-cell office:value-type="float" office:value="609196">
                <text:p>609196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586146">
                <text:p>586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563cm" svg:y="0.316cm" chart:style-name="ch2">
          <text:p>Rapporto tra redditi e consumi delle famiglie</text:p>
        </chart:title>
        <chart:plot-area chart:style-name="ch3" table:cell-range-address="'5'.A4:'5'.B16" svg:x="1.33cm" svg:y="1.275cm" svg:width="14.349cm" svg:height="6.569cm">
          <chartooo:coordinate-region svg:x="1.951cm" svg:y="1.474cm" svg:width="13.542cm" svg:height="5.723cm"/>
          <chart:axis chart:dimension="x" chart:name="primary-x" chart:style-name="ch4">
            <chart:title svg:x="7.216cm" svg:y="8.024cm" chart:style-name="ch5">
              <text:p>Reddito familiare</text:p>
            </chart:title>
          </chart:axis>
          <chart:axis chart:dimension="y" chart:name="primary-y" chart:style-name="ch4">
            <chart:title svg:x="0.451cm" svg:y="6.019cm" chart:style-name="ch6">
              <text:p>Consumi alimentari</text:p>
            </chart:title>
            <chart:grid chart:style-name="ch7" chart:class="major"/>
          </chart:axis>
          <chart:series chart:style-name="ch8" chart:values-cell-range-address="'5'.B4:'5'.B16" chart:class="chart:scatter">
            <chart:domain table:cell-range-address="'5'.A4:'5'.A1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">
                <text:p>55</text:p>
                <draw:g>
                  <svg:desc>'5'.A4:'5'.A16</svg:desc>
                </draw:g>
              </table:table-cell>
              <table:table-cell office:value-type="float" office:value="37">
                <text:p>37</text:p>
                <draw:g>
                  <svg:desc>'5'.B4:'5'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ff3333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ff3333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ff3333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Funzione Y = 0,66 X - 1,10</text:p>
        </chart:title>
        <chart:plot-area chart:style-name="ch3" table:cell-range-address="'6'.A4:'6'.B17" svg:x="1.331cm" svg:y="1.275cm" svg:width="14.349cm" svg:height="6.564cm">
          <chartooo:coordinate-region svg:x="1.952cm" svg:y="1.474cm" svg:width="13.542cm" svg:height="5.718cm"/>
          <chart:axis chart:dimension="x" chart:name="primary-x" chart:style-name="ch4">
            <chart:title svg:x="8.342cm" svg:y="8.019cm" chart:style-name="ch5">
              <text:p>X</text:p>
            </chart:title>
          </chart:axis>
          <chart:axis chart:dimension="y" chart:name="primary-y" chart:style-name="ch4">
            <chart:title svg:x="0.451cm" svg:y="4.72cm" chart:style-name="ch6">
              <text:p>Y</text:p>
            </chart:title>
            <chart:grid chart:style-name="ch7" chart:class="major"/>
          </chart:axis>
          <chart:series chart:style-name="ch8" chart:values-cell-range-address="'6'.B4:'6'.B17" chart:class="chart:scatter">
            <chart:domain table:cell-range-address="'6'.A4:'6'.A17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6'.A4:'6'.A17</svg:desc>
                </draw:g>
              </table:table-cell>
              <table:table-cell office:value-type="float" office:value="NaN">
                <text:p>NaN</text:p>
                <draw:g>
                  <svg:desc>'6'.B4:'6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30.58">
                <text:p>3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23.98">
                <text:p>2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2.1">
                <text:p>12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